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weight="normal" officeooo:rsid="001d1f4c" officeooo:paragraph-rsid="001d1f4c" style:font-weight-asian="normal" style:font-weight-complex="normal"/>
    </style:style>
    <style:style style:name="P2" style:family="paragraph" style:parent-style-name="Standard">
      <style:text-properties fo:font-weight="normal" officeooo:rsid="00218153" officeooo:paragraph-rsid="00218153" style:font-weight-asian="normal" style:font-weight-complex="normal"/>
    </style:style>
    <style:style style:name="P3" style:family="paragraph" style:parent-style-name="Standard" style:list-style-name="L3">
      <style:text-properties fo:font-weight="normal" officeooo:rsid="00254453" officeooo:paragraph-rsid="00254453" style:font-weight-asian="normal" style:font-weight-complex="normal"/>
    </style:style>
    <style:style style:name="P4" style:family="paragraph" style:parent-style-name="Standard">
      <style:text-properties officeooo:rsid="001a1c90" officeooo:paragraph-rsid="001a1c90"/>
    </style:style>
    <style:style style:name="P5" style:family="paragraph" style:parent-style-name="Standard" style:list-style-name="L2">
      <style:text-properties officeooo:rsid="001a1c90" officeooo:paragraph-rsid="001a1c90"/>
    </style:style>
    <style:style style:name="P6" style:family="paragraph" style:parent-style-name="Standard" style:list-style-name="L2">
      <style:text-properties officeooo:paragraph-rsid="001a1c90"/>
    </style:style>
    <style:style style:name="P7" style:family="paragraph" style:parent-style-name="Standard" style:list-style-name="L2">
      <style:text-properties officeooo:rsid="001d0a6f" officeooo:paragraph-rsid="001d0a6f"/>
    </style:style>
    <style:style style:name="P8" style:family="paragraph" style:parent-style-name="Standard" style:list-style-name="L2">
      <style:text-properties fo:font-style="normal" fo:font-weight="normal" officeooo:rsid="001dbdd6" officeooo:paragraph-rsid="001dbdd6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text-properties fo:font-style="normal" fo:font-weight="normal" officeooo:rsid="001f67c2" officeooo:paragraph-rsid="001f67c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f67c2" officeooo:paragraph-rsid="001f67c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bca8" style:font-weight-asian="bold" style:font-weight-complex="bold"/>
    </style:style>
    <style:style style:name="T3" style:family="text">
      <style:text-properties officeooo:rsid="001a1c9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1c90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1c90" style:font-style-asian="normal" style:font-style-complex="normal"/>
    </style:style>
    <style:style style:name="T8" style:family="text">
      <style:text-properties fo:font-style="normal" officeooo:rsid="001d0a6f" style:font-style-asian="normal" style:font-style-complex="normal"/>
    </style:style>
    <style:style style:name="T9" style:family="text">
      <style:text-properties fo:font-style="normal" officeooo:rsid="0022e91c" style:font-style-asian="normal" style:font-style-complex="normal"/>
    </style:style>
    <style:style style:name="T10" style:family="text">
      <style:text-properties fo:font-style="normal" officeooo:rsid="00242d1c" style:font-style-asian="normal" style:font-style-complex="normal"/>
    </style:style>
    <style:style style:name="T11" style:family="text">
      <style:text-properties fo:font-style="normal" officeooo:rsid="002517fa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20bca8"/>
    </style:style>
    <style:style style:name="T15" style:family="text">
      <style:text-properties officeooo:rsid="002517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erikut tahapan lengkap mulai dari clone github sampai <text:span text:style-name="T15">merge</text:span>:</text:p>
      <text:p text:style-name="P4"/>
      <text:list xml:id="list3631870883" text:style-name="L2">
        <text:list-item>
          <text:p text:style-name="P6"><text:span text:style-name="T3">Membuka link github yang akan </text:span><text:span text:style-name="T5">di-fork</text:span><text:span text:style-name="T7"> lalu klik tombol </text:span><text:span text:style-name="T5">fork</text:span><text:span text:style-name="T7"> di pojok kanan atas, </text:span><text:span text:style-name="T8">kemudian copy link clone-nya</text:span></text:p>
        </text:list-item>
        <text:list-item>
          <text:p text:style-name="P5"><text:span text:style-name="T6">Membuat dan masuk ke folder “git” di terminal bila belum ada, caranya dengan mengetik perintah </text:span><text:span text:style-name="T12">mkdir git &amp;&amp; cd git</text:span></text:p>
        </text:list-item>
        <text:list-item>
          <text:p text:style-name="P5"><text:span text:style-name="T13">Jika sudah punya, tinggal mengetik </text:span><text:span text:style-name="T12">cd git</text:span></text:p>
        </text:list-item>
        <text:list-item>
          <text:p text:style-name="P7"><text:span text:style-name="T13">Clone github, ketik perintah </text:span><text:span text:style-name="T12">git clone (masukkan link github)</text:span></text:p>
        </text:list-item>
        <text:list-item>
          <text:p text:style-name="P1"><text:span text:style-name="T6">Masuk ke folder github yang sudah di clone, contoh dalam hal ini kita meng-clone folder “repo-belajar” maka ketik perintah </text:span><text:span text:style-name="T12">cd repo-belajar</text:span></text:p>
        </text:list-item>
        <text:list-item>
          <text:p text:style-name="P1"><text:span text:style-name="T6">Sudah masuk ke folder “repo-belajar”, tambahkan file yang dibutuhkan</text:span></text:p>
        </text:list-item>
        <text:list-item>
          <text:p text:style-name="P1"><text:span text:style-name="T6">Tambahkan ke repo lokal dengan perintah </text:span><text:span text:style-name="T12">git add (nama file) </text:span><text:span text:style-name="T4">*bisa dengan menekan tombol “tab” untuk mengetahui file-file yang belum di-add</text:span></text:p>
        </text:list-item>
        <text:list-item>
          <text:p text:style-name="P8">Commit dan beri keterangan file yang ditambahkan dengan perintah <text:span text:style-name="T1">git commit -m “keterangan”</text:span></text:p>
        </text:list-item>
        <text:list-item>
          <text:p text:style-name="P9">Push ke <text:span text:style-name="T14">repo lokal dengan perintah </text:span><text:span text:style-name="T2">git push origin master</text:span></text:p>
        </text:list-item>
      </text:list>
      <text:p text:style-name="P10"/>
      <text:p text:style-name="P2"><text:span text:style-name="T6">Sudah sampai di sini, </text:span><text:span text:style-name="T9">kita baru menambahkan file ke repo pribadi kita di akun cloud github kita, tapi kita belum </text:span><text:span text:style-name="T10">menggabungkan file tambahan kita ke </text:span><text:span text:style-name="T11">repo pusat. Berikut cara menggabungkannya:</text:span></text:p>
      <text:p text:style-name="P2"><text:span text:style-name="T11"/></text:p>
      <text:list xml:id="list385126112" text:style-name="L3">
        <text:list-item>
          <text:p text:style-name="P3"><text:span text:style-name="T11">M</text:span><text:span text:style-name="T6">asuk ke akun github kita lalu masuk ke folder repo-belajar di akun kita</text:span></text:p>
        </text:list-item>
        <text:list-item>
          <text:p text:style-name="P3"><text:span text:style-name="T6">Temukan tombol </text:span><text:span text:style-name="T4">pull request</text:span><text:span text:style-name="T6">, lalu di-klik</text:span></text:p>
        </text:list-item>
        <text:list-item>
          <text:p text:style-name="P3"><text:span text:style-name="T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27:24.982173130</meta:creation-date>
    <dc:date>2019-01-01T20:52:48.600981694</dc:date>
    <meta:editing-duration>PT17M24S</meta:editing-duration>
    <meta:editing-cycles>14</meta:editing-cycles>
    <meta:generator>LibreOffice/6.1.3.2$Linux_X86_64 LibreOffice_project/86daf60bf00efa86ad547e59e09d6bb77c699acb</meta:generator>
    <meta:document-statistic meta:table-count="0" meta:image-count="0" meta:object-count="0" meta:page-count="1" meta:paragraph-count="14" meta:word-count="198" meta:character-count="1206" meta:non-whitespace-character-count="1033"/>
  </office:meta>
</office:document-meta>
</file>